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ing_20_1" style:list-style-name="WWNum2" style:master-page-name="First_20_Page">
      <style:paragraph-properties style:page-number="auto"/>
    </style:style>
    <style:style style:name="P2" style:family="paragraph" style:parent-style-name="HTML_20_Preformatted">
      <loext:graphic-properties draw:fill="solid" draw:fill-color="#ffffff"/>
      <style:paragraph-properties fo:background-color="#ffffff"/>
    </style:style>
    <style:style style:name="P3" style:family="paragraph" style:parent-style-name="HTML_20_Preformatted">
      <loext:graphic-properties draw:fill="solid" draw:fill-color="#f5f2f0"/>
      <style:paragraph-properties fo:margin-top="0.212cm" fo:margin-bottom="0.212cm" loext:contextual-spacing="false" fo:background-color="#f5f2f0" fo:padding="0.423cm" fo:border="0.74pt solid #cccccc"/>
    </style:style>
    <style:style style:name="P4" style:family="paragraph" style:parent-style-name="List_20_Paragraph" style:list-style-name="WWNum5"/>
    <style:style style:name="P5" style:family="paragraph" style:parent-style-name="Standard">
      <style:paragraph-properties fo:text-align="start" style:justify-single-word="false"/>
    </style:style>
    <style:style style:name="P6" style:family="paragraph" style:parent-style-name="Standard">
      <style:text-properties style:font-name-complex="Courier New2"/>
    </style:style>
    <style:style style:name="P7" style:family="paragraph" style:parent-style-name="Standard">
      <style:paragraph-properties fo:text-align="start" style:justify-single-word="false"/>
      <style:text-properties style:font-name-complex="Courier New2"/>
    </style:style>
    <style:style style:name="P8" style:family="paragraph" style:parent-style-name="Standard">
      <style:paragraph-properties fo:text-align="start" style:justify-single-word="false" fo:break-before="page"/>
    </style:style>
    <style:style style:name="P9" style:family="paragraph" style:parent-style-name="Standard">
      <style:paragraph-properties fo:break-before="page"/>
      <style:text-properties style:font-name-complex="Courier New2"/>
    </style:style>
    <style:style style:name="P10" style:family="paragraph" style:parent-style-name="Standard">
      <loext:graphic-properties draw:fill="solid" draw:fill-color="#f5f2f0"/>
      <style:paragraph-properties fo:margin-top="0.212cm" fo:margin-bottom="0.212cm" loext:contextual-spacing="false" fo:line-height="100%" fo:text-align="start" style:justify-single-word="false" fo:background-color="#f5f2f0" fo:padding="0.423cm" fo:border="0.74pt solid #cccccc">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T1" style:family="text">
      <style:text-properties fo:color="#0070c0"/>
    </style:style>
    <style:style style:name="T2" style:family="text">
      <style:text-properties style:language-asian="es" style:country-asian="CL" style:font-name-complex="Courier New2"/>
    </style:style>
    <style:style style:name="T3" style:family="text">
      <style:text-properties fo:color="#444444" fo:background-color="#f0f0f0" loext:char-shading-value="0" style:language-asian="es" style:country-asian="CL" style:font-name-complex="Courier New2"/>
    </style:style>
    <style:style style:name="T4" style:family="text">
      <style:text-properties style:font-name-complex="Courier New2"/>
    </style:style>
    <style:style style:name="T5" style:family="text">
      <style:text-properties fo:color="#0077aa" style:font-name="Consolas" fo:font-size="10pt" style:font-name-asian="Times New Roman" style:font-size-asian="10pt" style:language-asian="es" style:country-asian="CL" style:font-name-complex="Courier New2" style:font-size-complex="10pt" loext:padding="0cm" loext:border="none"/>
    </style:style>
    <style:style style:name="T6" style:family="text">
      <style:text-properties fo:color="#0077aa" style:font-name="Consolas" loext:padding="0cm" loext:border="none"/>
    </style:style>
    <style:style style:name="T7" style:family="text">
      <style:text-properties fo:color="#000000" style:font-name="Consolas" fo:font-size="10pt" style:font-name-asian="Times New Roman" style:font-size-asian="10pt" style:language-asian="es" style:country-asian="CL" style:font-name-complex="Courier New2" style:font-size-complex="10pt" loext:padding="0cm" loext:border="none"/>
    </style:style>
    <style:style style:name="T8" style:family="text">
      <style:text-properties fo:color="#000000" style:font-name="Consolas" fo:font-size="10pt" style:font-name-asian="Times New Roman" style:font-size-asian="10pt" style:language-asian="es" style:country-asian="CL" style:font-name-complex="Courier New2" style:font-size-complex="10pt"/>
    </style:style>
    <style:style style:name="T9" style:family="text">
      <style:text-properties fo:color="#000000" style:font-name="Consolas" loext:padding="0cm" loext:border="none"/>
    </style:style>
    <style:style style:name="T10" style:family="text">
      <style:text-properties fo:color="#000000" style:font-name="Consolas"/>
    </style:style>
    <style:style style:name="T11" style:family="text">
      <style:text-properties fo:color="#000000" fo:font-size="8pt" style:font-size-asian="8pt" style:font-size-complex="8pt"/>
    </style:style>
    <style:style style:name="T12" style:family="text">
      <style:text-properties fo:color="#000000" fo:font-size="8pt" fo:font-style="italic" style:font-size-asian="8pt" style:font-style-asian="italic" style:font-size-complex="8pt" style:font-style-complex="italic"/>
    </style:style>
    <style:style style:name="T13" style:family="text">
      <style:text-properties fo:color="#999999" style:font-name="Consolas" fo:font-size="10pt" style:font-name-asian="Times New Roman" style:font-size-asian="10pt" style:language-asian="es" style:country-asian="CL" style:font-name-complex="Courier New2" style:font-size-complex="10pt" loext:padding="0cm" loext:border="none"/>
    </style:style>
    <style:style style:name="T14" style:family="text">
      <style:text-properties fo:color="#999999" style:font-name="Consolas" loext:padding="0cm" loext:border="none"/>
    </style:style>
    <style:style style:name="T15" style:family="text">
      <style:text-properties fo:color="#708090" style:font-name="Consolas" fo:font-size="10pt" style:font-name-asian="Times New Roman" style:font-size-asian="10pt" style:language-asian="es" style:country-asian="CL" style:font-name-complex="Courier New2" style:font-size-complex="10pt" loext:padding="0cm" loext:border="none"/>
    </style:style>
    <style:style style:name="T16" style:family="text">
      <style:text-properties fo:color="#708090" style:font-name="Consolas" loext:padding="0cm" loext:border="none"/>
    </style:style>
    <style:style style:name="T17" style:family="text">
      <style:text-properties fo:color="#a67f59" style:font-name="Consolas" loext:padding="0cm" loext:border="none"/>
    </style:style>
    <style:style style:name="T18" style:family="text">
      <style:text-properties fo:color="#669900" style:font-name="Consolas" loext:padding="0cm" loext:border="none"/>
    </style:style>
    <style:style style:name="T19" style:family="text">
      <style:text-properties fo:color="#dd4a68" style:font-name="Consolas" loext:padding="0cm" loext:border="none"/>
    </style:style>
    <style:style style:name="T20" style:family="text">
      <style:text-properties fo:color="#000080" fo:font-size="8pt" fo:font-weight="bold" style:font-size-asian="8pt" style:font-weight-asian="bold" style:font-size-complex="8pt" style:font-weight-complex="bold"/>
    </style:style>
    <style:style style:name="T21" style:family="text">
      <style:text-properties fo:color="#008000" fo:font-size="8pt" fo:font-weight="bold" style:font-size-asian="8pt" style:font-weight-asian="bold" style:font-size-complex="8pt" style:font-weight-complex="bold"/>
    </style:style>
    <style:style style:name="T22" style:family="text">
      <style:text-properties fo:color="#660e7a" fo:font-size="8pt" fo:font-weight="bold" style:font-size-asian="8pt" style:font-weight-asian="bold" style:font-size-complex="8pt" style:font-weight-complex="bold"/>
    </style:style>
    <style:style style:name="T23" style:family="text">
      <style:text-properties fo:color="#660e7a" fo:font-size="8pt" fo:font-style="italic" style:font-size-asian="8pt" style:font-style-asian="italic" style:font-size-complex="8pt" style:font-style-complex="italic"/>
    </style:style>
    <style:style style:name="T24" style:family="text">
      <style:text-properties fo:color="#808000" fo:font-size="8pt" style:font-size-asian="8pt" style:font-size-complex="8pt"/>
    </style:style>
    <style:style style:name="T25" style:family="text">
      <style:text-properties fo:color="#808080" fo:font-size="8pt" fo:font-style="italic" style:font-size-asian="8pt" style:font-style-asian="italic" style:font-size-complex="8pt" style:font-style-complex="italic"/>
    </style:style>
    <style:style style:name="T26" style:family="text">
      <style:text-properties style:font-name="Wingdings" style:font-name-asian="Wingdings2" style:font-name-complex="Wingdings2"/>
    </style:style>
    <style:style style:name="T27" style:family="text">
      <style:text-properties fo:language="es" fo:country="ES"/>
    </style:style>
    <style:style style:name="T28"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86703773" text:style-name="WWNum2">
        <text:list-item>
          <text:list>
            <text:list-item>
              <text:h text:style-name="P1" text:outline-level="1"><text:soft-page-break/><text:s/>Drawer</text:h>
            </text:list-item>
          </text:list>
        </text:list-item>
      </text:list>
      <text:h text:style-name="Heading_20_1" text:outline-level="1">Android Estudio V3.0.17/Flutter</text:h>
      <text:p text:style-name="Standard"/>
      <text:p text:style-name="Standard">Objetivo:</text:p>
      <text:p text:style-name="Standard"/>
      <text:p text:style-name="Standard">F.Creación: 14-4-2018</text:p>
      <text:p text:style-name="Standard"/>
      <text:p text:style-name="P5">Programa:</text:p>
      <text:p text:style-name="P5"/>
      <text:p text:style-name="P5">Fuente:<text:tab/><text:a xlink:type="simple" xlink:href="https://flutter.io/cookbook/design/drawer/" text:style-name="ListLabel_20_7" text:visited-style-name="ListLabel_20_7"><text:span text:style-name="Internet_20_link">drawer</text:span></text:a></text:p>
      <text:p text:style-name="P5"/>
      <text:p text:style-name="P8">Agregar un drawer a la pantalla</text:p>
      <text:p text:style-name="P5"/>
      <text:p text:style-name="Standard">En las aplicaciones que emplean Material Design, existen dos opciones principales de navegación: <text:span text:style-name="T1">Tab </text:span>y <text:span text:style-name="T1">Drawer</text:span>. Cuando no hay suficiente espacio para admitir tab, los drawer brindan una alternativa práctica.</text:p>
      <text:p text:style-name="Standard"/>
      <text:list xml:id="list3017260378" text:style-name="WWNum5">
        <text:list-item>
          <text:p text:style-name="P4"><text:span text:style-name="T2">Crear un </text:span><text:span text:style-name="T3">Scaffold</text:span></text:p>
        </text:list-item>
        <text:list-item>
          <text:p text:style-name="P4"><text:span text:style-name="T2">Agregar un drawer</text:span></text:p>
        </text:list-item>
        <text:list-item>
          <text:p text:style-name="P4"><text:span text:style-name="T2">Poblar el <text:s/>drawer con <text:s/>item</text:span></text:p>
        </text:list-item>
        <text:list-item>
          <text:p text:style-name="P4"><text:span text:style-name="T2">Cerra el drawer programaticamente.</text:span></text:p>
        </text:list-item>
      </text:list>
      <text:p text:style-name="P6"/>
      <text:p text:style-name="Standard"><text:span text:style-name="T4">Crear un Drawer</text:span></text:p>
      <text:p text:style-name="P10"><text:span text:style-name="T5">new</text:span><text:span text:style-name="T7"> Scaffold</text:span><text:span text:style-name="T13">(</text:span></text:p>
      <text:p text:style-name="P10"><text:span text:style-name="T7"><text:s text:c="2"/>drawer</text:span><text:span text:style-name="T13">:</text:span><text:span text:style-name="T7"> </text:span><text:span text:style-name="T5">new</text:span><text:span text:style-name="T7"> Drawer</text:span><text:span text:style-name="T13">(</text:span></text:p>
      <text:p text:style-name="P10"><text:span text:style-name="T7"><text:s text:c="4"/>child</text:span><text:span text:style-name="T13">:</text:span><text:span text:style-name="T7"> </text:span><text:span text:style-name="T15">// We'll populate the Drawer in the next step!</text:span></text:p>
      <text:p text:style-name="P10"><text:span text:style-name="T7"><text:s text:c="2"/></text:span><text:span text:style-name="T13">)</text:span></text:p>
      <text:p text:style-name="P10"><text:span text:style-name="T13">);</text:span></text:p>
      <text:p text:style-name="P6"/>
      <text:h text:style-name="Heading_20_2" text:outline-level="2">Poblar el drawer con intemes</text:h>
      <text:p text:style-name="Standard"><text:span text:style-name="T4">Ahora que tenemos un cajón en su lugar, podemos agregarle contenido! En este ejemplo, usaremos un ListView. Si bien podríamos usar un widget de columna, ListView es útil en esta situación, ya que permitirá a los usuarios desplazarse por el cajón si el contenido ocupa más espacio de lo que admite la pantalla.</text:span></text:p>
      <text:p text:style-name="P6"/>
      <text:p text:style-name="P3"><text:span text:style-name="k"><text:span text:style-name="T6">new</text:span></text:span><text:span text:style-name="HTML_20_Code"><text:span text:style-name="T9"> </text:span></text:span><text:span text:style-name="nf"><text:span text:style-name="T9">Drawer</text:span></text:span><text:span text:style-name="p"><text:span text:style-name="T14">(</text:span></text:span></text:p>
      <text:p text:style-name="P3"><text:span text:style-name="HTML_20_Code"><text:span text:style-name="T9"><text:s text:c="2"/></text:span></text:span><text:span text:style-name="c1"><text:span text:style-name="T16">// Add a ListView to the drawer. This ensures the user can scroll</text:span></text:span></text:p>
      <text:p text:style-name="P3"><text:span text:style-name="HTML_20_Code"><text:span text:style-name="T9"><text:s text:c="2"/></text:span></text:span><text:span text:style-name="c1"><text:span text:style-name="T16">// through the options in the Drawer if there isn't enough vertical</text:span></text:span></text:p>
      <text:p text:style-name="P3"><text:span text:style-name="HTML_20_Code"><text:span text:style-name="T9"><text:s text:c="2"/></text:span></text:span><text:span text:style-name="c1"><text:span text:style-name="T16">// space to fit everything.</text:span></text:span></text:p>
      <text:p text:style-name="P3"><text:span text:style-name="HTML_20_Code"><text:span text:style-name="T9"><text:s text:c="2"/></text:span></text:span><text:span text:style-name="nl"><text:span text:style-name="T9">child</text:span></text:span><text:span text:style-name="token"><text:span text:style-name="T14">:</text:span></text:span><text:span text:style-name="HTML_20_Code"><text:span text:style-name="T9"> </text:span></text:span><text:span text:style-name="k"><text:span text:style-name="T6">new</text:span></text:span><text:span text:style-name="HTML_20_Code"><text:span text:style-name="T9"> </text:span></text:span><text:span text:style-name="n"><text:span text:style-name="T9">ListView</text:span></text:span><text:span text:style-name="o"><text:span text:style-name="T14">(</text:span></text:span></text:p>
      <text:p text:style-name="P3"><text:span text:style-name="HTML_20_Code"><text:span text:style-name="T9"><text:s text:c="4"/></text:span></text:span><text:span text:style-name="c1"><text:span text:style-name="T16">// Important: Remove any padding from the ListView.</text:span></text:span></text:p>
      <text:p text:style-name="P3"><text:span text:style-name="HTML_20_Code"><text:span text:style-name="T9"><text:s text:c="4"/></text:span></text:span><text:span text:style-name="nl"><text:span text:style-name="T9">padding</text:span></text:span><text:span text:style-name="token"><text:span text:style-name="T14">:</text:span></text:span><text:span text:style-name="HTML_20_Code"><text:span text:style-name="T9"> </text:span></text:span><text:span text:style-name="n"><text:span text:style-name="T9">EdgeInsets</text:span></text:span><text:span text:style-name="o"><text:span text:style-name="T14">.</text:span></text:span><text:span text:style-name="na"><text:span text:style-name="T9">zero</text:span></text:span><text:span text:style-name="o"><text:span text:style-name="T14">,</text:span></text:span></text:p>
      <text:p text:style-name="P3"><text:soft-page-break/><text:span text:style-name="HTML_20_Code"><text:span text:style-name="T9"><text:s text:c="4"/></text:span></text:span><text:span text:style-name="nl"><text:span text:style-name="T9">children</text:span></text:span><text:span text:style-name="token"><text:span text:style-name="T14">:</text:span></text:span><text:span text:style-name="HTML_20_Code"><text:span text:style-name="T9"> </text:span></text:span><text:span text:style-name="o"><text:span text:style-name="T17">&lt;</text:span></text:span><text:span text:style-name="n"><text:span text:style-name="T9">Widget</text:span></text:span><text:span text:style-name="token"><text:span text:style-name="T17">&gt;</text:span></text:span><text:span text:style-name="token"><text:span text:style-name="T14">[</text:span></text:span></text:p>
      <text:p text:style-name="P3"><text:span text:style-name="HTML_20_Code"><text:span text:style-name="T9"><text:s text:c="6"/></text:span></text:span><text:span text:style-name="k"><text:span text:style-name="T6">new</text:span></text:span><text:span text:style-name="HTML_20_Code"><text:span text:style-name="T9"> </text:span></text:span><text:span text:style-name="n"><text:span text:style-name="T9">DrawerHeader</text:span></text:span><text:span text:style-name="o"><text:span text:style-name="T14">(</text:span></text:span></text:p>
      <text:p text:style-name="P3"><text:span text:style-name="HTML_20_Code"><text:span text:style-name="T9"><text:s text:c="8"/></text:span></text:span><text:span text:style-name="nl"><text:span text:style-name="T9">child</text:span></text:span><text:span text:style-name="token"><text:span text:style-name="T14">:</text:span></text:span><text:span text:style-name="HTML_20_Code"><text:span text:style-name="T9"> </text:span></text:span><text:span text:style-name="k"><text:span text:style-name="T6">new</text:span></text:span><text:span text:style-name="HTML_20_Code"><text:span text:style-name="T9"> </text:span></text:span><text:span text:style-name="n"><text:span text:style-name="T9">Text</text:span></text:span><text:span text:style-name="o"><text:span text:style-name="T14">(</text:span></text:span><text:span text:style-name="s"><text:span text:style-name="T18">'Drawer Header'</text:span></text:span><text:span text:style-name="token"><text:span text:style-name="T14">),</text:span></text:span></text:p>
      <text:p text:style-name="P3"><text:span text:style-name="HTML_20_Code"><text:span text:style-name="T9"><text:s text:c="8"/></text:span></text:span><text:span text:style-name="nl"><text:span text:style-name="T9">decoration</text:span></text:span><text:span text:style-name="token"><text:span text:style-name="T14">:</text:span></text:span><text:span text:style-name="HTML_20_Code"><text:span text:style-name="T9"> </text:span></text:span><text:span text:style-name="k"><text:span text:style-name="T6">new</text:span></text:span><text:span text:style-name="HTML_20_Code"><text:span text:style-name="T9"> </text:span></text:span><text:span text:style-name="n"><text:span text:style-name="T9">BoxDecoration</text:span></text:span><text:span text:style-name="o"><text:span text:style-name="T14">(</text:span></text:span></text:p>
      <text:p text:style-name="P3"><text:span text:style-name="HTML_20_Code"><text:span text:style-name="T9"><text:s text:c="10"/></text:span></text:span><text:span text:style-name="nl"><text:span text:style-name="T9">color</text:span></text:span><text:span text:style-name="token"><text:span text:style-name="T14">:</text:span></text:span><text:span text:style-name="HTML_20_Code"><text:span text:style-name="T9"> </text:span></text:span><text:span text:style-name="n"><text:span text:style-name="T9">Colors</text:span></text:span><text:span text:style-name="o"><text:span text:style-name="T14">.</text:span></text:span><text:span text:style-name="na"><text:span text:style-name="T9">blue</text:span></text:span><text:span text:style-name="o"><text:span text:style-name="T14">,</text:span></text:span></text:p>
      <text:p text:style-name="P3"><text:span text:style-name="HTML_20_Code"><text:span text:style-name="T9"><text:s text:c="8"/></text:span></text:span><text:span text:style-name="token"><text:span text:style-name="T14">),</text:span></text:span></text:p>
      <text:p text:style-name="P3"><text:span text:style-name="HTML_20_Code"><text:span text:style-name="T9"><text:s text:c="6"/></text:span></text:span><text:span text:style-name="token"><text:span text:style-name="T14">),</text:span></text:span></text:p>
      <text:p text:style-name="P3"><text:span text:style-name="HTML_20_Code"><text:span text:style-name="T9"><text:s text:c="6"/></text:span></text:span><text:span text:style-name="k"><text:span text:style-name="T6">new</text:span></text:span><text:span text:style-name="HTML_20_Code"><text:span text:style-name="T9"> </text:span></text:span><text:span text:style-name="n"><text:span text:style-name="T9">ListTile</text:span></text:span><text:span text:style-name="o"><text:span text:style-name="T14">(</text:span></text:span></text:p>
      <text:p text:style-name="P3"><text:span text:style-name="HTML_20_Code"><text:span text:style-name="T9"><text:s text:c="8"/></text:span></text:span><text:span text:style-name="nl"><text:span text:style-name="T9">title</text:span></text:span><text:span text:style-name="token"><text:span text:style-name="T14">:</text:span></text:span><text:span text:style-name="HTML_20_Code"><text:span text:style-name="T9"> </text:span></text:span><text:span text:style-name="k"><text:span text:style-name="T6">new</text:span></text:span><text:span text:style-name="HTML_20_Code"><text:span text:style-name="T9"> </text:span></text:span><text:span text:style-name="n"><text:span text:style-name="T9">Text</text:span></text:span><text:span text:style-name="o"><text:span text:style-name="T14">(</text:span></text:span><text:span text:style-name="s"><text:span text:style-name="T18">'Item 1'</text:span></text:span><text:span text:style-name="token"><text:span text:style-name="T14">),</text:span></text:span></text:p>
      <text:p text:style-name="P3"><text:span text:style-name="HTML_20_Code"><text:span text:style-name="T9"><text:s text:c="8"/></text:span></text:span><text:span text:style-name="nl"><text:span text:style-name="T9">onTap</text:span></text:span><text:span text:style-name="token"><text:span text:style-name="T14">:</text:span></text:span><text:span text:style-name="HTML_20_Code"><text:span text:style-name="T9"> </text:span></text:span><text:span text:style-name="token"><text:span text:style-name="T14">()</text:span></text:span><text:span text:style-name="HTML_20_Code"><text:span text:style-name="T9"> </text:span></text:span><text:span text:style-name="o"><text:span text:style-name="T14">{</text:span></text:span></text:p>
      <text:p text:style-name="P3"><text:span text:style-name="HTML_20_Code"><text:span text:style-name="T9"><text:s text:c="10"/></text:span></text:span><text:span text:style-name="c1"><text:span text:style-name="T16">// Update the state of the app</text:span></text:span></text:p>
      <text:p text:style-name="P3"><text:span text:style-name="HTML_20_Code"><text:span text:style-name="T9"><text:s text:c="10"/></text:span></text:span><text:span text:style-name="c1"><text:span text:style-name="T16">// ...</text:span></text:span></text:p>
      <text:p text:style-name="P3"><text:span text:style-name="HTML_20_Code"><text:span text:style-name="T9"><text:s text:c="8"/></text:span></text:span><text:span text:style-name="token"><text:span text:style-name="T14">},</text:span></text:span></text:p>
      <text:p text:style-name="P3"><text:span text:style-name="HTML_20_Code"><text:span text:style-name="T9"><text:s text:c="6"/></text:span></text:span><text:span text:style-name="token"><text:span text:style-name="T14">),</text:span></text:span></text:p>
      <text:p text:style-name="P3"><text:span text:style-name="HTML_20_Code"><text:span text:style-name="T9"><text:s text:c="6"/></text:span></text:span><text:span text:style-name="k"><text:span text:style-name="T6">new</text:span></text:span><text:span text:style-name="HTML_20_Code"><text:span text:style-name="T9"> </text:span></text:span><text:span text:style-name="n"><text:span text:style-name="T9">ListTile</text:span></text:span><text:span text:style-name="o"><text:span text:style-name="T14">(</text:span></text:span></text:p>
      <text:p text:style-name="P3"><text:span text:style-name="HTML_20_Code"><text:span text:style-name="T9"><text:s text:c="8"/></text:span></text:span><text:span text:style-name="nl"><text:span text:style-name="T9">title</text:span></text:span><text:span text:style-name="token"><text:span text:style-name="T14">:</text:span></text:span><text:span text:style-name="HTML_20_Code"><text:span text:style-name="T9"> </text:span></text:span><text:span text:style-name="k"><text:span text:style-name="T6">new</text:span></text:span><text:span text:style-name="HTML_20_Code"><text:span text:style-name="T9"> </text:span></text:span><text:span text:style-name="n"><text:span text:style-name="T9">Text</text:span></text:span><text:span text:style-name="o"><text:span text:style-name="T14">(</text:span></text:span><text:span text:style-name="s"><text:span text:style-name="T18">'Item 2'</text:span></text:span><text:span text:style-name="token"><text:span text:style-name="T14">),</text:span></text:span></text:p>
      <text:p text:style-name="P3"><text:span text:style-name="HTML_20_Code"><text:span text:style-name="T9"><text:s text:c="8"/></text:span></text:span><text:span text:style-name="nl"><text:span text:style-name="T9">onTap</text:span></text:span><text:span text:style-name="token"><text:span text:style-name="T14">:</text:span></text:span><text:span text:style-name="HTML_20_Code"><text:span text:style-name="T9"> </text:span></text:span><text:span text:style-name="token"><text:span text:style-name="T14">()</text:span></text:span><text:span text:style-name="HTML_20_Code"><text:span text:style-name="T9"> </text:span></text:span><text:span text:style-name="o"><text:span text:style-name="T14">{</text:span></text:span></text:p>
      <text:p text:style-name="P3"><text:span text:style-name="HTML_20_Code"><text:span text:style-name="T9"><text:s text:c="10"/></text:span></text:span><text:span text:style-name="c1"><text:span text:style-name="T16">// Update the state of the app</text:span></text:span></text:p>
      <text:p text:style-name="P3"><text:span text:style-name="HTML_20_Code"><text:span text:style-name="T9"><text:s text:c="10"/></text:span></text:span><text:span text:style-name="c1"><text:span text:style-name="T16">// ...</text:span></text:span></text:p>
      <text:p text:style-name="P3"><text:span text:style-name="HTML_20_Code"><text:span text:style-name="T9"><text:s text:c="8"/></text:span></text:span><text:span text:style-name="token"><text:span text:style-name="T14">},</text:span></text:span></text:p>
      <text:p text:style-name="P3"><text:span text:style-name="HTML_20_Code"><text:span text:style-name="T9"><text:s text:c="6"/></text:span></text:span><text:span text:style-name="token"><text:span text:style-name="T14">),</text:span></text:span></text:p>
      <text:p text:style-name="P3"><text:span text:style-name="HTML_20_Code"><text:span text:style-name="T9"><text:s text:c="4"/></text:span></text:span><text:span text:style-name="token"><text:span text:style-name="T14">],</text:span></text:span></text:p>
      <text:p text:style-name="P3"><text:span text:style-name="HTML_20_Code"><text:span text:style-name="T9"><text:s text:c="2"/></text:span></text:span><text:span text:style-name="token"><text:span text:style-name="T14">),</text:span></text:span></text:p>
      <text:p text:style-name="P3"><text:span text:style-name="token"><text:span text:style-name="T14">);</text:span></text:span></text:p>
      <text:p text:style-name="P7"/>
      <text:p text:style-name="P9"/>
      <text:h text:style-name="Heading_20_2" text:outline-level="2">Cerrar el drawer programaticamente</text:h>
      <text:p text:style-name="P3"><text:span text:style-name="k"><text:span text:style-name="T6">new</text:span></text:span><text:span text:style-name="HTML_20_Code"><text:span text:style-name="T9"> </text:span></text:span><text:span text:style-name="nf"><text:span text:style-name="T9">ListTile</text:span></text:span><text:span text:style-name="p"><text:span text:style-name="T14">(</text:span></text:span></text:p>
      <text:p text:style-name="P3"><text:span text:style-name="HTML_20_Code"><text:span text:style-name="T9"><text:s text:c="2"/></text:span></text:span><text:span text:style-name="nl"><text:span text:style-name="T9">title</text:span></text:span><text:span text:style-name="token"><text:span text:style-name="T14">:</text:span></text:span><text:span text:style-name="HTML_20_Code"><text:span text:style-name="T9"> </text:span></text:span><text:span text:style-name="k"><text:span text:style-name="T6">new</text:span></text:span><text:span text:style-name="HTML_20_Code"><text:span text:style-name="T9"> </text:span></text:span><text:span text:style-name="n"><text:span text:style-name="T9">Text</text:span></text:span><text:span text:style-name="o"><text:span text:style-name="T14">(</text:span></text:span><text:span text:style-name="s"><text:span text:style-name="T18">'Item 1'</text:span></text:span><text:span text:style-name="token"><text:span text:style-name="T14">),</text:span></text:span></text:p>
      <text:p text:style-name="P3"><text:span text:style-name="HTML_20_Code"><text:span text:style-name="T9"><text:s text:c="2"/></text:span></text:span><text:span text:style-name="nl"><text:span text:style-name="T9">onTap</text:span></text:span><text:span text:style-name="token"><text:span text:style-name="T14">:</text:span></text:span><text:span text:style-name="HTML_20_Code"><text:span text:style-name="T9"> </text:span></text:span><text:span text:style-name="token"><text:span text:style-name="T14">()</text:span></text:span><text:span text:style-name="HTML_20_Code"><text:span text:style-name="T9"> </text:span></text:span><text:span text:style-name="o"><text:span text:style-name="T14">{</text:span></text:span></text:p>
      <text:p text:style-name="P3"><text:span text:style-name="HTML_20_Code"><text:span text:style-name="T9"><text:s text:c="4"/></text:span></text:span><text:span text:style-name="c1"><text:span text:style-name="T16">// Update the state of the app</text:span></text:span></text:p>
      <text:p text:style-name="P3"><text:span text:style-name="HTML_20_Code"><text:span text:style-name="T9"><text:s text:c="4"/></text:span></text:span><text:span text:style-name="c1"><text:span text:style-name="T16">// ...</text:span></text:span></text:p>
      <text:p text:style-name="P3"><text:span text:style-name="HTML_20_Code"><text:span text:style-name="T9"><text:s text:c="4"/></text:span></text:span><text:span text:style-name="c1"><text:span text:style-name="T16">// Then close the drawer </text:span></text:span></text:p>
      <text:p text:style-name="P3"><text:span text:style-name="HTML_20_Code"><text:span text:style-name="T9"><text:s text:c="4"/></text:span></text:span><text:span text:style-name="n"><text:span text:style-name="T9">Navigator</text:span></text:span><text:span text:style-name="o"><text:span text:style-name="T14">.</text:span></text:span><text:span text:style-name="na"><text:span text:style-name="T19">pop</text:span></text:span><text:span text:style-name="o"><text:span text:style-name="T14">(</text:span></text:span><text:span text:style-name="n"><text:span text:style-name="T9">context</text:span></text:span><text:span text:style-name="token"><text:span text:style-name="T14">);</text:span></text:span></text:p>
      <text:p text:style-name="P3"><text:span text:style-name="HTML_20_Code"><text:span text:style-name="T9"><text:s text:c="2"/></text:span></text:span><text:span text:style-name="token"><text:span text:style-name="T14">},</text:span></text:span></text:p>
      <text:p text:style-name="P3"><text:span text:style-name="token"><text:span text:style-name="T14">),</text:span></text:span></text:p>
      <text:p text:style-name="P6"/>
      <text:h text:style-name="Heading_20_2" text:outline-level="2">Programa principal<text:bookmark text:name="_GoBack"/></text:h>
      <text:p text:style-name="P2"><text:span text:style-name="T20">import </text:span><text:span text:style-name="T21">'package:flutter/material.dart'</text:span><text:span text:style-name="T11">;<text:line-break/><text:line-break/></text:span><text:span text:style-name="T20">void </text:span><text:span text:style-name="T11">main() =&gt; runApp(</text:span><text:span text:style-name="T20">new </text:span><text:span text:style-name="T11">MyApp());<text:line-break/><text:line-break/></text:span><text:span text:style-name="T20">class </text:span><text:span text:style-name="T11">MyApp </text:span><text:span text:style-name="T20">extends </text:span><text:span text:style-name="T11">StatelessWidget {<text:line-break/> <text:s/></text:span><text:span text:style-name="T20">final </text:span><text:span text:style-name="T22">appTitle </text:span><text:span text:style-name="T11">= </text:span><text:span text:style-name="T21">'Drawer Demo'</text:span><text:span text:style-name="T11">;<text:line-break/><text:line-break/> <text:s/></text:span><text:span text:style-name="T24">@override<text:line-break/> <text:s/></text:span><text:span text:style-name="T11">Widget build(BuildContext context) {<text:line-break/> <text:s text:c="3"/></text:span><text:span text:style-name="T20">return new </text:span><text:span text:style-name="T11">MaterialApp(<text:line-break/> <text:s text:c="5"/>title: </text:span><text:span text:style-name="T22">appTitle</text:span><text:span text:style-name="T11">,<text:line-break/> <text:s text:c="5"/>home: </text:span><text:span text:style-name="T20">new </text:span><text:span text:style-name="T11">MyHomePage(title: </text:span><text:span text:style-name="T22">appTitle</text:span><text:span text:style-name="T11">),<text:line-break/> <text:s text:c="3"/>);<text:line-break/> <text:s/>}<text:line-break/>}<text:line-break/><text:line-break/></text:span><text:span text:style-name="T20">class </text:span><text:span text:style-name="T11">MyHomePage </text:span><text:span text:style-name="T20">extends </text:span><text:span text:style-name="T11">StatelessWidget {<text:line-break/> <text:s/></text:span><text:span text:style-name="T20">final </text:span><text:span text:style-name="T11">String </text:span><text:span text:style-name="T22">title</text:span><text:span text:style-name="T11">;<text:line-break/><text:line-break/> <text:s/>MyHomePage({Key key, </text:span><text:span text:style-name="T20">this</text:span><text:span text:style-name="T11">.</text:span><text:span text:style-name="T22">title</text:span><text:span text:style-name="T11">}) : </text:span><text:span text:style-name="T20">super</text:span><text:span text:style-name="T11">(key: key);<text:line-break/><text:line-break/> <text:s/></text:span><text:span text:style-name="T24">@override<text:line-break/> <text:s/></text:span><text:span text:style-name="T11">Widget build(BuildContext context) {<text:line-break/> <text:s text:c="3"/></text:span><text:span text:style-name="T20">return new </text:span><text:span text:style-name="T11">Scaffold(<text:line-break/> <text:s text:c="5"/>appBar: </text:span><text:span text:style-name="T20">new </text:span><text:span text:style-name="T11">AppBar(title: </text:span><text:span text:style-name="T20">new </text:span><text:span text:style-name="T11">Text(</text:span><text:span text:style-name="T22">title</text:span><text:span text:style-name="T11">)),<text:line-break/> <text:s text:c="5"/>body: </text:span><text:span text:style-name="T20">new </text:span><text:span text:style-name="T11">Center(child: </text:span><text:span text:style-name="T20">new </text:span><text:span text:style-name="T11">Text(</text:span><text:span text:style-name="T21">'My Page!'</text:span><text:span text:style-name="T11">)),<text:line-break/> <text:s text:c="5"/>drawer: </text:span><text:span text:style-name="T20">new </text:span><text:span text:style-name="T11">Drawer(<text:line-break/> <text:s text:c="7"/></text:span><text:span text:style-name="T25">// Add a ListView to the drawer. This ensures the user can scroll<text:line-break/> <text:s text:c="7"/>// through the options in the Drawer if there isn't enough vertical<text:line-break/> <text:s text:c="7"/>// space to fit everything.<text:line-break/> <text:s text:c="7"/></text:span><text:span text:style-name="T11">child: </text:span><text:span text:style-name="T20">new </text:span><text:span text:style-name="T11">ListView(<text:line-break/> <text:s text:c="9"/></text:span><text:span text:style-name="T25">// Important: Remove any padding from the ListView.<text:line-break/> <text:s text:c="9"/></text:span><text:span text:style-name="T11">padding: EdgeInsets.</text:span><text:span text:style-name="T23">zero</text:span><text:span text:style-name="T11">,<text:line-break/> <text:s text:c="9"/>children: &lt;Widget&gt;[<text:line-break/> <text:s text:c="11"/></text:span><text:span text:style-name="T20">new </text:span><text:span text:style-name="T11">DrawerHeader(<text:line-break/> <text:s text:c="13"/>child: </text:span><text:span text:style-name="T20">new </text:span><text:span text:style-name="T11">Text(</text:span><text:span text:style-name="T21">'Drawer Header'</text:span><text:span text:style-name="T11">),<text:line-break/> <text:s text:c="13"/>decoration: </text:span><text:span text:style-name="T20">new </text:span><text:span text:style-name="T11">BoxDecoration(<text:line-break/> <text:s text:c="15"/>color: Colors.</text:span><text:span text:style-name="T23">blue</text:span><text:span text:style-name="T11">,<text:line-break/> <text:s text:c="13"/>),<text:line-break/> <text:s text:c="11"/>),<text:line-break/> <text:s text:c="11"/></text:span><text:span text:style-name="T20">new </text:span><text:span text:style-name="T11">ListTile(<text:line-break/> <text:s text:c="13"/>title: </text:span><text:span text:style-name="T20">new </text:span><text:span text:style-name="T11">Text(</text:span><text:span text:style-name="T21">'Item 1'</text:span><text:span text:style-name="T11">),<text:line-break/></text:span><text:soft-page-break/><text:span text:style-name="T11"> <text:s text:c="13"/>onTap: () {<text:line-break/> <text:s text:c="15"/></text:span><text:span text:style-name="T25">// Update the state of the app<text:line-break/> <text:s text:c="15"/>// ...<text:line-break/> <text:s text:c="15"/>// Then close the drawer<text:line-break/> <text:s text:c="15"/></text:span><text:span text:style-name="T11">Navigator.</text:span><text:span text:style-name="T12">pop</text:span><text:span text:style-name="T11">(context);<text:line-break/> <text:s text:c="13"/>},<text:line-break/> <text:s text:c="11"/>),<text:line-break/> <text:s text:c="11"/></text:span><text:span text:style-name="T20">new </text:span><text:span text:style-name="T11">ListTile(<text:line-break/> <text:s text:c="13"/>title: </text:span><text:span text:style-name="T20">new </text:span><text:span text:style-name="T11">Text(</text:span><text:span text:style-name="T21">'Item 2'</text:span><text:span text:style-name="T11">),<text:line-break/> <text:s text:c="13"/>onTap: () {<text:line-break/> <text:s text:c="15"/></text:span><text:span text:style-name="T25">// Update the state of the app<text:line-break/> <text:s text:c="15"/>// ...<text:line-break/> <text:s text:c="15"/>// Then close the drawer<text:line-break/> <text:s text:c="15"/></text:span><text:span text:style-name="T11">Navigator.</text:span><text:span text:style-name="T12">pop</text:span><text:span text:style-name="T11">(context);<text:line-break/> <text:s text:c="13"/>},<text:line-break/> <text:s text:c="11"/>),<text:line-break/> <text:s text:c="9"/>],<text:line-break/> <text:s text:c="7"/>),<text:line-break/> <text:s text:c="5"/>),<text:line-break/> <text:s text:c="3"/>);<text:line-break/> <text:s/>}<text:line-break/>}</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svg:font-family="Wingdings" style:font-family-generic="roman" style:font-pitch="variable" style:font-charset="x-symbol"/>
    <style:font-face style:name="Lucida Sans1" svg:font-family="'Lucida Sans'" style:font-family-generic="swiss"/>
    <style:font-face style:name="Courier New1" svg:font-family="'Courier New'" style:font-adornments="Norma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C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justify" style:justify-single-word="false" fo:orphans="2" fo:widows="2" style:writing-mode="lr-tb"/>
      <style:text-properties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fo:color="#2e74b5"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fo:font-size="12pt" style:font-name-asian="F" style:font-family-generic-asian="system" style:font-pitch-asian="variable" style:font-size-asian="12pt" style:font-name-complex="F"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pt" style:font-name-asian="Times New Roman" style:font-family-asian="'Times New Roman'" style:font-family-generic-asian="system" style:font-pitch-asian="variable" style:font-size-asian="10pt" style:language-asian="es" style:country-asian="CL"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s" style:country-asian="CL" style:font-name-complex="Courier New2" style:font-family-complex="'Courier New'" style:font-family-generic-complex="system" style:font-pitch-complex="variable" style:font-size-complex="10pt"/>
    </style:style>
    <style:style style:name="token" style:family="text" style:parent-style-name="Default_20_Paragraph_20_Font"/>
    <style:style style:name="k" style:family="text" style:parent-style-name="Default_20_Paragraph_20_Font"/>
    <style:style style:name="nf" style:family="text" style:parent-style-name="Default_20_Paragraph_20_Font"/>
    <style:style style:name="p" style:family="text" style:parent-style-name="Default_20_Paragraph_20_Font"/>
    <style:style style:name="nl" style:family="text" style:parent-style-name="Default_20_Paragraph_20_Font"/>
    <style:style style:name="n" style:family="text" style:parent-style-name="Default_20_Paragraph_20_Font"/>
    <style:style style:name="o" style:family="text" style:parent-style-name="Default_20_Paragraph_20_Font"/>
    <style:style style:name="c1" style:family="text" style:parent-style-name="Default_20_Paragraph_20_Font"/>
    <style:style style:name="na" style:family="text" style:parent-style-name="Default_20_Paragraph_20_Font"/>
    <style:style style:name="s" style:family="text" style:parent-style-name="Default_20_Paragraph_20_Font"/>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start-value="27" text:display-levels="2">
        <style:list-level-properties text:list-level-position-and-space-mode="label-alignment">
          <style:list-level-label-alignment text:label-followed-by="listtab" fo:text-indent="-1.376cm" fo:margin-left="1.376cm"/>
        </style:list-level-properties>
      </text:list-level-style-number>
      <text:list-level-style-number text:level="3"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3.175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3.81cm" fo:margin-left="3.81cm"/>
        </style:list-level-properties>
      </text:list-level-style-number>
      <text:list-level-style-number text:level="7" style:num-format="1" text:display-levels="7">
        <style:list-level-properties text:list-level-position-and-space-mode="label-alignment">
          <style:list-level-label-alignment text:label-followed-by="listtab" fo:text-indent="-4.445cm" fo:margin-left="4.445cm"/>
        </style:list-level-properties>
      </text:list-level-style-number>
      <text:list-level-style-number text:level="8" style:num-format="1" text:display-levels="8">
        <style:list-level-properties text:list-level-position-and-space-mode="label-alignment">
          <style:list-level-label-alignment text:label-followed-by="listtab" fo:text-indent="-5.08cm" fo:margin-left="5.08cm"/>
        </style:list-level-properties>
      </text:list-level-style-number>
      <text:list-level-style-number text:level="9" style:num-format="1" text:display-levels="9">
        <style:list-level-properties text:list-level-position-and-space-mode="label-alignment">
          <style:list-level-label-alignment text:label-followed-by="listtab"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Wingdings" style:font-name-asian="Wingdings2" style:font-name-complex="Wingdings2"/>
    </style:style>
    <style:style style:name="MT2" style:family="text">
      <style:text-properties fo:language="es" fo:country="ES"/>
    </style:style>
    <style:style style:name="MT3"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
      </style:header>
      <style:footer>
        <text:p text:style-name="Footer">Max82574971@gmail.com<text:span text:style-name="MT1"></text:span><text:tab/><text:tab/><text:span text:style-name="MT2">Página </text:span><text:span text:style-name="MT3"><text:page-number style:num-format="1" text:select-page="current">4</text:page-number></text:span><text:span text:style-name="MT2"><text:s/>de </text:span><text:span text:style-name="MT3"><text:page-count style:num-format="1">6</text:page-count></text:span></text:p>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cer</meta:initial-creator>
    <dc:creator>acer</dc:creator>
    <meta:editing-cycles>12</meta:editing-cycles>
    <meta:creation-date>2018-03-07T12:45:00</meta:creation-date>
    <dc:date>2018-04-14T19:11:00</dc:date>
    <meta:editing-duration>PT1H22M</meta:editing-duration>
    <meta:generator>LibreOffice/6.0.4.2$Windows_X86_64 LibreOffice_project/9b0d9b32d5dcda91d2f1a96dc04c645c450872bf</meta:generator>
    <meta:document-statistic meta:table-count="0" meta:image-count="0" meta:object-count="0" meta:page-count="6" meta:paragraph-count="64" meta:word-count="471" meta:character-count="3656" meta:non-whitespace-character-count="253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